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rsid="002cdfda" officeooo:paragraph-rsid="002cdfda"/>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2a948a"/>
    </style:style>
    <style:style style:name="P47" style:family="paragraph" style:parent-style-name="Standard">
      <style:text-properties officeooo:rsid="007d5764" officeooo:paragraph-rsid="007d5764"/>
    </style:style>
    <style:style style:name="P48" style:family="paragraph" style:parent-style-name="Standard">
      <style:text-properties officeooo:rsid="00802910" officeooo:paragraph-rsid="00802910"/>
    </style:style>
    <style:style style:name="P49" style:family="paragraph" style:parent-style-name="Standard">
      <style:text-properties officeooo:rsid="008523d8" officeooo:paragraph-rsid="008523d8"/>
    </style:style>
    <style:style style:name="P50" style:family="paragraph" style:parent-style-name="Standard">
      <style:text-properties officeooo:paragraph-rsid="00870e63"/>
    </style:style>
    <style:style style:name="P51" style:family="paragraph" style:parent-style-name="Standard">
      <style:text-properties officeooo:rsid="008ef26c" officeooo:paragraph-rsid="008ef26c"/>
    </style:style>
    <style:style style:name="P52" style:family="paragraph" style:parent-style-name="Standard">
      <style:text-properties officeooo:rsid="009393be" officeooo:paragraph-rsid="009393be"/>
    </style:style>
    <style:style style:name="P53" style:family="paragraph" style:parent-style-name="Standard">
      <style:text-properties officeooo:rsid="0093ac83" officeooo:paragraph-rsid="0093ac83"/>
    </style:style>
    <style:style style:name="P54" style:family="paragraph" style:parent-style-name="Standard">
      <style:text-properties officeooo:rsid="0096726e" officeooo:paragraph-rsid="0096726e"/>
    </style:style>
    <style:style style:name="P55" style:family="paragraph" style:parent-style-name="Standard">
      <style:text-properties officeooo:rsid="00986bce" officeooo:paragraph-rsid="00986bce"/>
    </style:style>
    <style:style style:name="P56" style:family="paragraph" style:parent-style-name="Standard">
      <style:text-properties officeooo:rsid="0099d308" officeooo:paragraph-rsid="0099d308"/>
    </style:style>
    <style:style style:name="P57" style:family="paragraph" style:parent-style-name="Standard">
      <style:text-properties officeooo:rsid="00a15163" officeooo:paragraph-rsid="00a15163"/>
    </style:style>
    <style:style style:name="P58" style:family="paragraph" style:parent-style-name="Standard">
      <style:text-properties officeooo:rsid="00a15163" officeooo:paragraph-rsid="00a28dbb"/>
    </style:style>
    <style:style style:name="P59" style:family="paragraph" style:parent-style-name="Standard">
      <style:text-properties officeooo:rsid="0076e45a" officeooo:paragraph-rsid="0076e45a"/>
    </style:style>
    <style:style style:name="P60" style:family="paragraph" style:parent-style-name="Standard">
      <style:text-properties officeooo:rsid="00aa8418" officeooo:paragraph-rsid="00aa8418"/>
    </style:style>
    <style:style style:name="P61" style:family="paragraph" style:parent-style-name="Standard">
      <style:text-properties officeooo:rsid="00aa8418" officeooo:paragraph-rsid="01124e69"/>
    </style:style>
    <style:style style:name="P62" style:family="paragraph" style:parent-style-name="Standard">
      <style:text-properties officeooo:rsid="008f47e4" officeooo:paragraph-rsid="00cd0d8f"/>
    </style:style>
    <style:style style:name="P63" style:family="paragraph" style:parent-style-name="Standard">
      <style:text-properties officeooo:rsid="008f76dc" officeooo:paragraph-rsid="00cd0d8f"/>
    </style:style>
    <style:style style:name="P64" style:family="paragraph" style:parent-style-name="Standard">
      <style:text-properties officeooo:rsid="009043f2" officeooo:paragraph-rsid="00cd0d8f"/>
    </style:style>
    <style:style style:name="P65" style:family="paragraph" style:parent-style-name="Standard">
      <style:text-properties officeooo:rsid="00b944c1" officeooo:paragraph-rsid="00b944c1"/>
    </style:style>
    <style:style style:name="P66" style:family="paragraph" style:parent-style-name="Standard">
      <style:text-properties officeooo:rsid="006ebcf5" officeooo:paragraph-rsid="00d34e6f"/>
    </style:style>
    <style:style style:name="P67" style:family="paragraph" style:parent-style-name="Standard">
      <style:text-properties officeooo:rsid="00269d8b"/>
    </style:style>
    <style:style style:name="P68" style:family="paragraph" style:parent-style-name="Standard">
      <style:text-properties officeooo:rsid="00cd0d8f" officeooo:paragraph-rsid="00cd0d8f"/>
    </style:style>
    <style:style style:name="P69" style:family="paragraph" style:parent-style-name="Standard">
      <style:text-properties officeooo:paragraph-rsid="00cd0d8f"/>
    </style:style>
    <style:style style:name="P70" style:family="paragraph" style:parent-style-name="Standard">
      <style:text-properties officeooo:rsid="00d05ce9" officeooo:paragraph-rsid="00d05ce9"/>
    </style:style>
    <style:style style:name="P71" style:family="paragraph" style:parent-style-name="Standard">
      <style:text-properties officeooo:rsid="00d34e6f" officeooo:paragraph-rsid="00d34e6f"/>
    </style:style>
    <style:style style:name="P72" style:family="paragraph" style:parent-style-name="Standard">
      <style:text-properties officeooo:rsid="00d41afa" officeooo:paragraph-rsid="00d41afa"/>
    </style:style>
    <style:style style:name="P73" style:family="paragraph" style:parent-style-name="Standard">
      <style:text-properties officeooo:rsid="00d9ca84" officeooo:paragraph-rsid="00d9ca84"/>
    </style:style>
    <style:style style:name="P74" style:family="paragraph" style:parent-style-name="Standard">
      <style:text-properties officeooo:rsid="00dac09e" officeooo:paragraph-rsid="00dac09e"/>
    </style:style>
    <style:style style:name="P75" style:family="paragraph" style:parent-style-name="Standard">
      <style:text-properties officeooo:rsid="00df5295" officeooo:paragraph-rsid="00df5295"/>
    </style:style>
    <style:style style:name="P76" style:family="paragraph" style:parent-style-name="Standard">
      <style:text-properties officeooo:rsid="00e13203" officeooo:paragraph-rsid="00e13203"/>
    </style:style>
    <style:style style:name="P77" style:family="paragraph" style:parent-style-name="Standard">
      <style:text-properties officeooo:rsid="0084b7e0" officeooo:paragraph-rsid="00cee218"/>
    </style:style>
    <style:style style:name="P78" style:family="paragraph" style:parent-style-name="Standard">
      <style:text-properties officeooo:rsid="00e19c72" officeooo:paragraph-rsid="00e19c72"/>
    </style:style>
    <style:style style:name="P79" style:family="paragraph" style:parent-style-name="Standard">
      <style:text-properties officeooo:rsid="00e252fc" officeooo:paragraph-rsid="00e252fc"/>
    </style:style>
    <style:style style:name="P80" style:family="paragraph" style:parent-style-name="Standard">
      <style:text-properties officeooo:rsid="00e443af" officeooo:paragraph-rsid="00e443af"/>
    </style:style>
    <style:style style:name="P81" style:family="paragraph" style:parent-style-name="Standard">
      <style:text-properties officeooo:rsid="00e5e088" officeooo:paragraph-rsid="00e5e088"/>
    </style:style>
    <style:style style:name="P82" style:family="paragraph" style:parent-style-name="Standard">
      <style:text-properties officeooo:rsid="00a4d400" officeooo:paragraph-rsid="00e5e088"/>
    </style:style>
    <style:style style:name="P83" style:family="paragraph" style:parent-style-name="Standard">
      <style:text-properties officeooo:paragraph-rsid="00a67f32"/>
    </style:style>
    <style:style style:name="P84" style:family="paragraph" style:parent-style-name="Standard">
      <style:text-properties officeooo:paragraph-rsid="00e9a48f"/>
    </style:style>
    <style:style style:name="P85" style:family="paragraph" style:parent-style-name="Standard">
      <style:text-properties officeooo:paragraph-rsid="00b3e816"/>
    </style:style>
    <style:style style:name="P86" style:family="paragraph" style:parent-style-name="Standard">
      <style:text-properties officeooo:rsid="00ec6ff8" officeooo:paragraph-rsid="00ef59f7"/>
    </style:style>
    <style:style style:name="P87" style:family="paragraph" style:parent-style-name="Standard">
      <style:text-properties officeooo:rsid="00f2887b" officeooo:paragraph-rsid="00f2887b"/>
    </style:style>
    <style:style style:name="P88" style:family="paragraph" style:parent-style-name="Standard">
      <style:text-properties officeooo:rsid="00f42413" officeooo:paragraph-rsid="00f42413"/>
    </style:style>
    <style:style style:name="P89" style:family="paragraph" style:parent-style-name="Standard">
      <style:text-properties officeooo:rsid="00f5edbc" officeooo:paragraph-rsid="00f5edbc"/>
    </style:style>
    <style:style style:name="P90" style:family="paragraph" style:parent-style-name="Standard">
      <style:text-properties officeooo:paragraph-rsid="00ef59f7"/>
    </style:style>
    <style:style style:name="P91" style:family="paragraph" style:parent-style-name="Standard">
      <style:text-properties officeooo:paragraph-rsid="00f713e7"/>
    </style:style>
    <style:style style:name="P92" style:family="paragraph" style:parent-style-name="Standard">
      <style:text-properties officeooo:rsid="00feea80" officeooo:paragraph-rsid="00feea80"/>
    </style:style>
    <style:style style:name="P93" style:family="paragraph" style:parent-style-name="Standard">
      <style:text-properties officeooo:rsid="010245f4" officeooo:paragraph-rsid="010245f4"/>
    </style:style>
    <style:style style:name="P94" style:family="paragraph" style:parent-style-name="Standard">
      <style:text-properties officeooo:rsid="01089d6f" officeooo:paragraph-rsid="01089d6f"/>
    </style:style>
    <style:style style:name="P95" style:family="paragraph" style:parent-style-name="Standard">
      <style:text-properties officeooo:rsid="0108eeb6" officeooo:paragraph-rsid="0108eeb6"/>
    </style:style>
    <style:style style:name="P96" style:family="paragraph" style:parent-style-name="Standard">
      <style:text-properties officeooo:rsid="010a9f97" officeooo:paragraph-rsid="010a9f97"/>
    </style:style>
    <style:style style:name="P97" style:family="paragraph" style:parent-style-name="Standard">
      <style:text-properties officeooo:rsid="010db07d" officeooo:paragraph-rsid="010db07d"/>
    </style:style>
    <style:style style:name="P98" style:family="paragraph" style:parent-style-name="Standard">
      <style:text-properties officeooo:rsid="010faad0" officeooo:paragraph-rsid="010db07d"/>
    </style:style>
    <style:style style:name="P99" style:family="paragraph" style:parent-style-name="Standard">
      <style:text-properties officeooo:rsid="01124e69" officeooo:paragraph-rsid="01124e69"/>
    </style:style>
    <style:style style:name="P100" style:family="paragraph" style:parent-style-name="Standard">
      <style:text-properties officeooo:rsid="01124e69" officeooo:paragraph-rsid="01231d3d"/>
    </style:style>
    <style:style style:name="P101" style:family="paragraph" style:parent-style-name="Standard">
      <style:text-properties officeooo:rsid="01141178" officeooo:paragraph-rsid="01141178"/>
    </style:style>
    <style:style style:name="P102" style:family="paragraph" style:parent-style-name="Standard">
      <style:text-properties officeooo:rsid="0117fb4b" officeooo:paragraph-rsid="0117fb4b"/>
    </style:style>
    <style:style style:name="P103" style:family="paragraph" style:parent-style-name="Standard">
      <style:text-properties officeooo:rsid="011a83b7" officeooo:paragraph-rsid="011a83b7"/>
    </style:style>
    <style:style style:name="P104" style:family="paragraph" style:parent-style-name="Standard">
      <style:text-properties officeooo:rsid="011a83b7" officeooo:paragraph-rsid="0122ada6"/>
    </style:style>
    <style:style style:name="P105" style:family="paragraph" style:parent-style-name="Standard">
      <style:text-properties officeooo:paragraph-rsid="011d4a65"/>
    </style:style>
    <style:style style:name="P106" style:family="paragraph" style:parent-style-name="Standard">
      <style:text-properties officeooo:rsid="011f3f02" officeooo:paragraph-rsid="011f3f02"/>
    </style:style>
    <style:style style:name="P107" style:family="paragraph" style:parent-style-name="Standard">
      <style:text-properties officeooo:rsid="0122ada6" officeooo:paragraph-rsid="0122ada6"/>
    </style:style>
    <style:style style:name="P108" style:family="paragraph" style:parent-style-name="Standard">
      <style:text-properties officeooo:rsid="01240887" officeooo:paragraph-rsid="0122ada6"/>
    </style:style>
    <style:style style:name="P109" style:family="paragraph" style:parent-style-name="Standard">
      <style:text-properties officeooo:paragraph-rsid="0111070e"/>
    </style:style>
    <style:style style:name="P110" style:family="paragraph" style:parent-style-name="Standard">
      <style:text-properties officeooo:rsid="01248acf" officeooo:paragraph-rsid="01248acf"/>
    </style:style>
    <style:style style:name="P111" style:family="paragraph" style:parent-style-name="Standard">
      <style:text-properties officeooo:rsid="00bec0df" officeooo:paragraph-rsid="01248acf"/>
    </style:style>
    <style:style style:name="P112" style:family="paragraph" style:parent-style-name="Standard">
      <style:text-properties fo:font-style="italic" officeooo:rsid="00b98059" officeooo:paragraph-rsid="00b98059" style:font-style-asian="italic" style:font-style-complex="italic"/>
    </style:style>
    <style:style style:name="P113" style:family="paragraph" style:parent-style-name="Standard">
      <style:text-properties officeooo:rsid="012495b7" officeooo:paragraph-rsid="012495b7"/>
    </style:style>
    <style:style style:name="P114" style:family="paragraph" style:parent-style-name="Standard">
      <style:text-properties officeooo:rsid="012495b7" officeooo:paragraph-rsid="00ef59f7"/>
    </style:style>
    <style:style style:name="P115" style:family="paragraph" style:parent-style-name="Text_20_body">
      <style:paragraph-properties fo:margin-top="0in" fo:margin-bottom="0.139in" loext:contextual-spacing="false" fo:line-height="115%"/>
    </style:style>
    <style:style style:name="P11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17" style:family="paragraph" style:parent-style-name="Standard">
      <style:paragraph-properties fo:margin-top="0.0417in" fo:margin-bottom="0in" loext:contextual-spacing="false"/>
      <style:text-properties fo:font-size="10pt" style:font-size-asian="10pt" style:font-size-complex="10pt"/>
    </style:style>
    <style:style style:name="P118" style:family="paragraph" style:parent-style-name="Literatur">
      <style:paragraph-properties fo:break-before="page"/>
    </style:style>
    <style:style style:name="P119" style:family="paragraph" style:parent-style-name="Startüberschrift">
      <style:paragraph-properties fo:break-before="page"/>
    </style:style>
    <style:style style:name="P12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21" style:family="paragraph" style:parent-style-name="Standard">
      <style:paragraph-properties fo:margin-top="0in" fo:margin-bottom="0.0693in" loext:contextual-spacing="false"/>
      <style:text-properties fo:text-transform="uppercase" style:font-name-complex="Arial2" style:font-size-complex="11pt"/>
    </style:style>
    <style:style style:name="P122" style:family="paragraph" style:parent-style-name="Standard">
      <style:paragraph-properties fo:margin-top="0in" fo:margin-bottom="0.0693in" loext:contextual-spacing="false"/>
      <style:text-properties style:font-size-complex="11pt"/>
    </style:style>
    <style:style style:name="P123" style:family="paragraph" style:parent-style-name="Standard">
      <style:paragraph-properties fo:margin-top="0.0555in" fo:margin-bottom="0.0555in" loext:contextual-spacing="false"/>
      <style:text-properties style:font-size-complex="11pt"/>
    </style:style>
    <style:style style:name="P124" style:family="paragraph" style:parent-style-name="Deckblatt_20_Autor">
      <style:text-properties fo:color="#00000a"/>
    </style:style>
    <style:style style:name="P125" style:family="paragraph" style:parent-style-name="Deckblatt_20_Autor">
      <style:text-properties fo:color="#00000a" fo:font-size="12pt" style:font-size-asian="12pt" style:font-size-complex="12pt"/>
    </style:style>
    <style:style style:name="P126"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27" style:family="paragraph" style:parent-style-name="table_20_of_20_figures">
      <style:paragraph-properties>
        <style:tab-stops>
          <style:tab-stop style:position="6.2925in" style:type="right" style:leader-style="dotted" style:leader-text="."/>
        </style:tab-stops>
      </style:paragraph-properties>
    </style:style>
    <style:style style:name="P128" style:family="paragraph" style:parent-style-name="Startüberschrift">
      <style:text-properties fo:language="en" fo:country="GB"/>
    </style:style>
    <style:style style:name="P129" style:family="paragraph" style:parent-style-name="Deckblatt_20_Bachelorarbeit">
      <style:text-properties fo:color="#00000a"/>
    </style:style>
    <style:style style:name="P130" style:family="paragraph" style:parent-style-name="Deckblatt_20_Studiengang">
      <style:text-properties fo:color="#00000a"/>
    </style:style>
    <style:style style:name="P131" style:family="paragraph" style:parent-style-name="Deckblatt_20_Studiengang">
      <style:text-properties fo:color="#00000a" fo:language="en" fo:country="GB"/>
    </style:style>
    <style:style style:name="P132" style:family="paragraph" style:parent-style-name="Addressee">
      <style:text-properties officeooo:rsid="007a6130" officeooo:paragraph-rsid="007a6130"/>
    </style:style>
    <style:style style:name="P133" style:family="paragraph" style:parent-style-name="Table_20_Contents">
      <style:text-properties officeooo:rsid="00e00bf9" officeooo:paragraph-rsid="00e00bf9"/>
    </style:style>
    <style:style style:name="P134" style:family="paragraph" style:parent-style-name="Table_20_Heading">
      <style:text-properties officeooo:rsid="00e00bf9" officeooo:paragraph-rsid="00e00bf9"/>
    </style:style>
    <style:style style:name="P135" style:family="paragraph" style:parent-style-name="Contents_20_1">
      <style:paragraph-properties>
        <style:tab-stops>
          <style:tab-stop style:position="6.2984in" style:type="right" style:leader-style="dotted" style:leader-text="."/>
        </style:tab-stops>
      </style:paragraph-properties>
    </style:style>
    <style:style style:name="P136" style:family="paragraph" style:parent-style-name="Contents_20_2">
      <style:paragraph-properties>
        <style:tab-stops>
          <style:tab-stop style:position="6.2984in" style:type="right" style:leader-style="dotted" style:leader-text="."/>
        </style:tab-stops>
      </style:paragraph-properties>
    </style:style>
    <style:style style:name="P137" style:family="paragraph" style:parent-style-name="Contents_20_3">
      <style:paragraph-properties>
        <style:tab-stops>
          <style:tab-stop style:position="6.2984in" style:type="right" style:leader-style="dotted" style:leader-text="."/>
        </style:tab-stops>
      </style:paragraph-properties>
    </style:style>
    <style:style style:name="P138" style:family="paragraph" style:parent-style-name="Standard">
      <style:text-properties officeooo:rsid="00f713e7" officeooo:paragraph-rsid="00f713e7"/>
    </style:style>
    <style:style style:name="P139" style:family="paragraph" style:parent-style-name="Standard">
      <style:text-properties officeooo:rsid="00ab39e6" officeooo:paragraph-rsid="01240887"/>
    </style:style>
    <style:style style:name="P140" style:family="paragraph" style:parent-style-name="Standard">
      <style:text-properties officeooo:rsid="011bf73e" officeooo:paragraph-rsid="011d4a65"/>
    </style:style>
    <style:style style:name="P141" style:family="paragraph" style:parent-style-name="Standard">
      <style:text-properties officeooo:paragraph-rsid="00b98059"/>
    </style:style>
    <style:style style:name="P142" style:family="paragraph" style:parent-style-name="Standard">
      <style:text-properties officeooo:rsid="00c55d04" officeooo:paragraph-rsid="00c55d04"/>
    </style:style>
    <style:style style:name="P143" style:family="paragraph" style:parent-style-name="Standard">
      <style:text-properties officeooo:rsid="00c55d04" officeooo:paragraph-rsid="01346363"/>
    </style:style>
    <style:style style:name="P144" style:family="paragraph" style:parent-style-name="Standard">
      <style:text-properties officeooo:paragraph-rsid="00c55d04"/>
    </style:style>
    <style:style style:name="P145" style:family="paragraph" style:parent-style-name="Standard">
      <style:text-properties officeooo:rsid="012d2c16" officeooo:paragraph-rsid="012d2c16"/>
    </style:style>
    <style:style style:name="P146" style:family="paragraph" style:parent-style-name="Standard">
      <style:text-properties officeooo:rsid="01304c2f" officeooo:paragraph-rsid="01304c2f"/>
    </style:style>
    <style:style style:name="P147" style:family="paragraph" style:parent-style-name="Standard">
      <style:text-properties officeooo:rsid="01304c2f" officeooo:paragraph-rsid="012d2c16"/>
    </style:style>
    <style:style style:name="P148" style:family="paragraph" style:parent-style-name="Standard">
      <style:text-properties officeooo:rsid="01304c2f" officeooo:paragraph-rsid="01332d11"/>
    </style:style>
    <style:style style:name="P149" style:family="paragraph" style:parent-style-name="Standard">
      <style:text-properties officeooo:rsid="01346363" officeooo:paragraph-rsid="01346363"/>
    </style:style>
    <style:style style:name="P150" style:family="paragraph" style:parent-style-name="Standard">
      <style:text-properties officeooo:rsid="01358aa6" officeooo:paragraph-rsid="01358aa6"/>
    </style:style>
    <style:style style:name="P151" style:family="paragraph" style:parent-style-name="Standard">
      <style:text-properties officeooo:rsid="0136fa0c" officeooo:paragraph-rsid="0136fa0c"/>
    </style:style>
    <style:style style:name="P152" style:family="paragraph" style:parent-style-name="Standard">
      <style:text-properties officeooo:rsid="0139785b" officeooo:paragraph-rsid="0139785b"/>
    </style:style>
    <style:style style:name="P153" style:family="paragraph" style:parent-style-name="Standard">
      <style:text-properties officeooo:rsid="008f76dc" officeooo:paragraph-rsid="0139916b"/>
    </style:style>
    <style:style style:name="P154" style:family="paragraph" style:parent-style-name="Standard">
      <style:text-properties officeooo:rsid="0090e3ab" officeooo:paragraph-rsid="0139916b"/>
    </style:style>
    <style:style style:name="P15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269d8b" officeooo:paragraph-rsid="00269d8b"/>
    </style:style>
    <style:style style:name="P158" style:family="paragraph" style:parent-style-name="Heading_20_2">
      <style:text-properties officeooo:rsid="00e7c1aa" officeooo:paragraph-rsid="00e7c1aa"/>
    </style:style>
    <style:style style:name="P159" style:family="paragraph" style:parent-style-name="Heading_20_2">
      <style:text-properties officeooo:rsid="00e9a48f" officeooo:paragraph-rsid="00e9a48f"/>
    </style:style>
    <style:style style:name="P160" style:family="paragraph" style:parent-style-name="Heading_20_2">
      <style:text-properties officeooo:rsid="00e19c72" officeooo:paragraph-rsid="00e19c72"/>
    </style:style>
    <style:style style:name="P161" style:family="paragraph" style:parent-style-name="Heading_20_2">
      <style:text-properties officeooo:rsid="00b944c1" officeooo:paragraph-rsid="00b944c1"/>
    </style:style>
    <style:style style:name="P162" style:family="paragraph" style:parent-style-name="Heading_20_2">
      <style:text-properties officeooo:rsid="00269d8b" officeooo:paragraph-rsid="00269d8b"/>
    </style:style>
    <style:style style:name="P163" style:family="paragraph" style:parent-style-name="Heading_20_3">
      <style:text-properties officeooo:rsid="00ea74ee" officeooo:paragraph-rsid="00ea74ee"/>
    </style:style>
    <style:style style:name="P164" style:family="paragraph" style:parent-style-name="Heading_20_3">
      <style:text-properties officeooo:rsid="00ea3aa0" officeooo:paragraph-rsid="00ea3aa0"/>
    </style:style>
    <style:style style:name="P165" style:family="paragraph" style:parent-style-name="Heading_20_3">
      <style:text-properties officeooo:rsid="00ef59f7" officeooo:paragraph-rsid="010169cc"/>
    </style:style>
    <style:style style:name="P166" style:family="paragraph" style:parent-style-name="Heading_20_3">
      <style:text-properties officeooo:rsid="00ef59f7" officeooo:paragraph-rsid="00ef59f7"/>
    </style:style>
    <style:style style:name="P167" style:family="paragraph" style:parent-style-name="Heading_20_3">
      <style:text-properties officeooo:rsid="0111070e" officeooo:paragraph-rsid="0111070e"/>
    </style:style>
    <style:style style:name="P168" style:family="paragraph" style:parent-style-name="Heading_20_3">
      <style:text-properties officeooo:rsid="00cd0d8f" officeooo:paragraph-rsid="00cd0d8f"/>
    </style:style>
    <style:style style:name="P169" style:family="paragraph" style:parent-style-name="Heading_20_3">
      <style:text-properties officeooo:rsid="00269d8b" officeooo:paragraph-rsid="00269d8b"/>
    </style:style>
    <style:style style:name="P170" style:family="paragraph" style:parent-style-name="Heading_20_3">
      <style:text-properties officeooo:rsid="0127e7c9" officeooo:paragraph-rsid="0127e7c9"/>
    </style:style>
    <style:style style:name="P171" style:family="paragraph" style:parent-style-name="Heading_20_3">
      <style:text-properties officeooo:rsid="0128f42f" officeooo:paragraph-rsid="012d2c16"/>
    </style:style>
    <style:style style:name="P172" style:family="paragraph" style:parent-style-name="Heading_20_4">
      <style:text-properties officeooo:rsid="0118cee5" officeooo:paragraph-rsid="0118cee5"/>
    </style:style>
    <style:style style:name="P173" style:family="paragraph" style:parent-style-name="Heading_20_4">
      <style:text-properties officeooo:rsid="011bf73e" officeooo:paragraph-rsid="011bf73e"/>
    </style:style>
    <style:style style:name="P174" style:family="paragraph" style:parent-style-name="Heading_20_4">
      <style:text-properties officeooo:rsid="00269d8b" officeooo:paragraph-rsid="00269d8b"/>
    </style:style>
    <style:style style:name="P175" style:family="paragraph" style:parent-style-name="Bibliography" style:list-style-name="WWNum45">
      <style:paragraph-properties fo:margin-left="0in" fo:margin-right="0in" fo:text-indent="-0.5in" style:auto-text-indent="false"/>
    </style:style>
    <style:style style:name="P176" style:family="paragraph" style:parent-style-name="Bibliography" style:list-style-name="WWNum45">
      <style:paragraph-properties fo:margin-left="0in" fo:margin-right="0in" fo:text-indent="-0.5in" style:auto-text-indent="false"/>
      <style:text-properties fo:language="de" fo:country="AT"/>
    </style:style>
    <style:style style:name="P177" style:family="paragraph" style:parent-style-name="Deckblatt_20_Bachelorarbeit" style:master-page-name="First_20_Page">
      <style:paragraph-properties style:page-number="auto"/>
      <style:text-properties fo:color="#00000a"/>
    </style:style>
    <style:style style:name="P178" style:family="paragraph" style:parent-style-name="Startüberschrift" style:master-page-name="Converted3">
      <style:paragraph-properties style:page-number="auto"/>
    </style:style>
    <style:style style:name="P179"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8f76dc"/>
    </style:style>
    <style:style style:name="T49" style:family="text">
      <style:text-properties officeooo:rsid="0093ac83"/>
    </style:style>
    <style:style style:name="T50" style:family="text">
      <style:text-properties officeooo:rsid="009b55d9"/>
    </style:style>
    <style:style style:name="T51" style:family="text">
      <style:text-properties officeooo:rsid="00b1be04"/>
    </style:style>
    <style:style style:name="T52" style:family="text">
      <style:text-properties officeooo:rsid="00b9e864"/>
    </style:style>
    <style:style style:name="T53" style:family="text">
      <style:text-properties officeooo:rsid="00cee218"/>
    </style:style>
    <style:style style:name="T54" style:family="text">
      <style:text-properties officeooo:rsid="00d14170"/>
    </style:style>
    <style:style style:name="T55" style:family="text">
      <style:text-properties officeooo:rsid="00d41afa"/>
    </style:style>
    <style:style style:name="T56" style:family="text">
      <style:text-properties officeooo:rsid="00d50c63"/>
    </style:style>
    <style:style style:name="T57" style:family="text">
      <style:text-properties officeooo:rsid="00dac09e"/>
    </style:style>
    <style:style style:name="T58" style:family="text">
      <style:text-properties officeooo:rsid="00ddec24"/>
    </style:style>
    <style:style style:name="T59" style:family="text">
      <style:text-properties officeooo:rsid="00e13203"/>
    </style:style>
    <style:style style:name="T60" style:family="text">
      <style:text-properties officeooo:rsid="00e252fc"/>
    </style:style>
    <style:style style:name="T61" style:family="text">
      <style:text-properties officeooo:rsid="00e376e5"/>
    </style:style>
    <style:style style:name="T62" style:family="text">
      <style:text-properties officeooo:rsid="00e5e088"/>
    </style:style>
    <style:style style:name="T63" style:family="text">
      <style:text-properties officeooo:rsid="00e9c5a1"/>
    </style:style>
    <style:style style:name="T64" style:family="text">
      <style:text-properties officeooo:rsid="00b944c1"/>
    </style:style>
    <style:style style:name="T65" style:family="text">
      <style:text-properties officeooo:rsid="00ee956b"/>
    </style:style>
    <style:style style:name="T66" style:family="text">
      <style:text-properties officeooo:rsid="00f62706"/>
    </style:style>
    <style:style style:name="T67" style:family="text">
      <style:text-properties officeooo:rsid="00f9bb85"/>
    </style:style>
    <style:style style:name="T68" style:family="text">
      <style:text-properties officeooo:rsid="00fb5dfa"/>
    </style:style>
    <style:style style:name="T69" style:family="text">
      <style:text-properties officeooo:rsid="00ff9b18"/>
    </style:style>
    <style:style style:name="T70" style:family="text">
      <style:text-properties officeooo:rsid="01040c81"/>
    </style:style>
    <style:style style:name="T71" style:family="text">
      <style:text-properties officeooo:rsid="01051132"/>
    </style:style>
    <style:style style:name="T72" style:family="text">
      <style:text-properties officeooo:rsid="0108eeb6"/>
    </style:style>
    <style:style style:name="T73" style:family="text">
      <style:text-properties officeooo:rsid="010a9f97"/>
    </style:style>
    <style:style style:name="T74" style:family="text">
      <style:text-properties officeooo:rsid="010faad0"/>
    </style:style>
    <style:style style:name="T75" style:family="text">
      <style:text-properties officeooo:rsid="0111070e"/>
    </style:style>
    <style:style style:name="T76" style:family="text">
      <style:text-properties officeooo:rsid="01141178"/>
    </style:style>
    <style:style style:name="T77" style:family="text">
      <style:text-properties officeooo:rsid="011513e6"/>
    </style:style>
    <style:style style:name="T78" style:family="text">
      <style:text-properties officeooo:rsid="0117410c"/>
    </style:style>
    <style:style style:name="T79" style:family="text">
      <style:text-properties officeooo:rsid="0118cee5"/>
    </style:style>
    <style:style style:name="T80" style:family="text">
      <style:text-properties officeooo:rsid="011bf73e"/>
    </style:style>
    <style:style style:name="T81" style:family="text">
      <style:text-properties officeooo:rsid="01231d3d"/>
    </style:style>
    <style:style style:name="T82" style:family="text">
      <style:text-properties officeooo:rsid="012495b7"/>
    </style:style>
    <style:style style:name="T83" style:family="text">
      <style:text-properties officeooo:rsid="012a918b"/>
    </style:style>
    <style:style style:name="T84" style:family="text">
      <style:text-properties officeooo:rsid="012c8cbe"/>
    </style:style>
    <style:style style:name="T85" style:family="text">
      <style:text-properties officeooo:rsid="012cf0f4"/>
    </style:style>
    <style:style style:name="T86" style:family="text">
      <style:text-properties officeooo:rsid="00c55d04"/>
    </style:style>
    <style:style style:name="T87" style:family="text">
      <style:text-properties officeooo:rsid="012f2978"/>
    </style:style>
    <style:style style:name="T88" style:family="text">
      <style:text-properties officeooo:rsid="01346363"/>
    </style:style>
    <style:style style:name="T89" style:family="text">
      <style:text-properties officeooo:rsid="0136fa0c"/>
    </style:style>
    <style:style style:name="T90" style:family="text">
      <style:text-properties officeooo:rsid="01388b4c"/>
    </style:style>
    <style:style style:name="T91" style:family="text">
      <style:text-properties officeooo:rsid="0139916b"/>
    </style:style>
    <style:style style:name="T9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77"/>
      <text:p text:style-name="P129"/>
      <text:p text:style-name="P129">BACHELORARBEIT</text:p>
      <text:p text:style-name="P130">zur Erlangung des akademischen Grades</text:p>
      <text:p text:style-name="P131">„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24">Ausgeführt von: <text:span text:style-name="T8">Lorenz Herzberger</text:span></text:p>
      <text:p text:style-name="P124">Personenkennzeichen: <text:span text:style-name="T8">1410257022</text:span></text:p>
      <text:p text:style-name="P124"/>
      <text:p text:style-name="P124">1. BegutachterIn: <text:span text:style-name="T8">Patrick Sturm, MSc</text:span></text:p>
      <text:p text:style-name="P125"/>
      <text:p text:style-name="P124">Ort, Datum</text:p>
      <text:p text:style-name="P124"/>
      <text:p text:style-name="Startüberschrift"><text:soft-page-break/>Eidesstattliche Erklärung</text:p>
      <text:p text:style-name="P11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15"><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16"><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17">Ort, Datum</text:p>
          </table:table-cell>
          <table:table-cell table:style-name="Tabelle1.B1" office:value-type="string">
            <text:p text:style-name="P117"/>
          </table:table-cell>
          <table:table-cell table:style-name="Tabelle1.A2" office:value-type="string">
            <text:p text:style-name="P117">Unterschrift</text:p>
          </table:table-cell>
        </table:table-row>
      </table:table>
      <text:p text:style-name="P11"/>
      <text:p text:style-name="P11"/>
      <text:p text:style-name="P17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8"><draw:custom-shape text:anchor-type="paragraph" draw:z-index="2" draw:name="Text Box 66" draw:style-name="gr2" draw:text-style-name="P179"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28"><draw:custom-shape text:anchor-type="paragraph" draw:z-index="1" draw:name="Text Box 65" draw:style-name="gr1" draw:text-style-name="P179"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1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35"><text:a xlink:type="simple" xlink:href="#__RefHeading___Toc869_567983002" text:style-name="Index_20_Link" text:visited-style-name="Index_20_Link">1 Einleitung<text:tab/>7</text:a></text:p>
          <text:p text:style-name="P136"><text:a xlink:type="simple" xlink:href="#__RefHeading___Toc3397_2912014379" text:style-name="Index_20_Link" text:visited-style-name="Index_20_Link">1.1 Struktur der Arbeit<text:tab/>7</text:a></text:p>
          <text:p text:style-name="P136"><text:a xlink:type="simple" xlink:href="#__RefHeading___Toc3399_2912014379" text:style-name="Index_20_Link" text:visited-style-name="Index_20_Link">1.2 Verwandte Arbeit<text:tab/>8</text:a></text:p>
          <text:p text:style-name="P135"><text:a xlink:type="simple" xlink:href="#__RefHeading___Toc417_3143690850" text:style-name="Index_20_Link" text:visited-style-name="Index_20_Link">2 Hauptteil<text:tab/>9</text:a></text:p>
          <text:p text:style-name="P136"><text:a xlink:type="simple" xlink:href="#__RefHeading___Toc1020_77539686" text:style-name="Index_20_Link" text:visited-style-name="Index_20_Link">2.1 Einführung ins Machine Learning<text:tab/>9</text:a></text:p>
          <text:p text:style-name="P137"><text:a xlink:type="simple" xlink:href="#__RefHeading___Toc3401_2912014379" text:style-name="Index_20_Link" text:visited-style-name="Index_20_Link">2.1.1 Cross Validation // Data Mining Chapter 5<text:tab/>10</text:a></text:p>
          <text:p text:style-name="P136"><text:a xlink:type="simple" xlink:href="#__RefHeading___Toc1022_77539686" text:style-name="Index_20_Link" text:visited-style-name="Index_20_Link">2.2 Methodik<text:tab/>10</text:a></text:p>
          <text:p text:style-name="P137"><text:a xlink:type="simple" xlink:href="#__RefHeading___Toc1096_77539686" text:style-name="Index_20_Link" text:visited-style-name="Index_20_Link">2.2.1 Aufbereitung der Daten für Algorithmen<text:tab/>11</text:a></text:p>
          <text:p text:style-name="P137"><text:a xlink:type="simple" xlink:href="#__RefHeading___Toc1098_77539686" text:style-name="Index_20_Link" text:visited-style-name="Index_20_Link">2.2.2 Training und Evaluierung verschiedener Modelle<text:tab/>11</text:a></text:p>
          <text:p text:style-name="P137"><text:a xlink:type="simple" xlink:href="#__RefHeading___Toc1100_77539686" text:style-name="Index_20_Link" text:visited-style-name="Index_20_Link">2.2.3 Metriken<text:tab/>11</text:a></text:p>
          <text:p text:style-name="P137"><text:a xlink:type="simple" xlink:href="#__RefHeading___Toc423_3143690850" text:style-name="Index_20_Link" text:visited-style-name="Index_20_Link">2.2.4 Datensatz<text:tab/>12</text:a></text:p>
          <text:p text:style-name="P136"><text:a xlink:type="simple" xlink:href="#__RefHeading___Toc427_3143690850" text:style-name="Index_20_Link" text:visited-style-name="Index_20_Link">2.3 Modelle<text:tab/>13</text:a></text:p>
          <text:p text:style-name="P137"><text:a xlink:type="simple" xlink:href="#__RefHeading___Toc1102_77539686" text:style-name="Index_20_Link" text:visited-style-name="Index_20_Link">2.3.1 Lineare Regression<text:tab/>14</text:a></text:p>
          <text:p text:style-name="P137"><text:a xlink:type="simple" xlink:href="#__RefHeading___Toc1104_77539686" text:style-name="Index_20_Link" text:visited-style-name="Index_20_Link">2.3.2 Ridge Regression<text:tab/>14</text:a></text:p>
          <text:p text:style-name="P137"><text:a xlink:type="simple" xlink:href="#__RefHeading___Toc1106_77539686" text:style-name="Index_20_Link" text:visited-style-name="Index_20_Link">2.3.3 Lasso Regression<text:tab/>15</text:a></text:p>
          <text:p text:style-name="P137"><text:a xlink:type="simple" xlink:href="#__RefHeading___Toc1108_77539686" text:style-name="Index_20_Link" text:visited-style-name="Index_20_Link">2.3.4 Decision Tree Regression<text:tab/>15</text:a></text:p>
          <text:p text:style-name="P137"><text:a xlink:type="simple" xlink:href="#__RefHeading___Toc1110_77539686" text:style-name="Index_20_Link" text:visited-style-name="Index_20_Link">2.3.5 Random Forest Regression<text:tab/>16</text:a></text:p>
          <text:p text:style-name="P136"><text:a xlink:type="simple" xlink:href="#__RefHeading___Toc709_984200755" text:style-name="Index_20_Link" text:visited-style-name="Index_20_Link">2.4 Technologien<text:tab/>16</text:a></text:p>
          <text:p text:style-name="P136"><text:a xlink:type="simple" xlink:href="#__RefHeading___Toc429_3143690850" text:style-name="Index_20_Link" text:visited-style-name="Index_20_Link">2.5 Praktischer Teil<text:tab/>16</text:a></text:p>
          <text:p text:style-name="P137"><text:a xlink:type="simple" xlink:href="#__RefHeading___Toc431_3143690850" text:style-name="Index_20_Link" text:visited-style-name="Index_20_Link">2.5.1 Methode<text:tab/>16</text:a></text:p>
          <text:p text:style-name="P137"><text:a xlink:type="simple" xlink:href="#__RefHeading___Toc433_3143690850" text:style-name="Index_20_Link" text:visited-style-name="Index_20_Link">2.5.2 Vergleich der Ergebnisse<text:tab/>17</text:a></text:p>
          <text:p text:style-name="P137"><text:a xlink:type="simple" xlink:href="#__RefHeading___Toc435_3143690850" text:style-name="Index_20_Link" text:visited-style-name="Index_20_Link">2.5.3 Analyse<text:tab/>17</text:a></text:p>
          <text:p text:style-name="P135"><text:a xlink:type="simple" xlink:href="#__RefHeading___Toc437_3143690850" text:style-name="Index_20_Link" text:visited-style-name="Index_20_Link">3 Schluss<text:tab/>18</text:a></text:p>
        </text:index-body>
      </text:table-of-content>
      <text:p text:style-name="P121"/>
      <text:p text:style-name="P122"/>
      <text:p text:style-name="Anmerkungen">ANMERKUNG: Dieses Inhaltverzeichnis generiert sich selbst.</text:p>
      <text:list xml:id="list4013893252" text:style-name="WWNum29">
        <text:list-item>
          <text:h text:style-name="P155"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7"><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58" text:outline-level="2"><text:bookmark-start text:name="__RefHeading___Toc3397_2912014379"/>Struktur der Arbeit<text:bookmark-end text:name="__RefHeading___Toc3397_2912014379"/></text:h>
      <text:p text:style-name="P78">Im Teil „Einführung ins Machine Learning“ <text:span text:style-name="T60">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8"><text:tab/></text:p>
      <text:p text:style-name="P79">Ist ein Grundwissen aufgebaut, wird im Kapitel „Methodik“ <text:span text:style-name="T61">die Problemstellung genauer erläutert und vorgestellt wie die einzelnen Modelle miteinander verglichen werden. Außerdem werden häufig genutzte Metriken und welche Vorteile sie bieten vorgestellt.</text:span></text:p>
      <text:p text:style-name="P79"/>
      <text:p text:style-name="P81">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80"/>
      <text:p text:style-name="P82">Ist die Methodik und das theoretische Wissen des Lesers aufgebaut, wird die praktische Umsetzung mit einem Framework <text:span text:style-name="T62">im Kapitel „Praktischer Teil“</text:span> beschrieben. Und die Verhalten der einzelnen Modelle beschrieben. // <text:span text:style-name="T62">RENAME „Praktischer Teil“</text:span></text:p>
      <text:p text:style-name="P81"><text:soft-page-break/>Die Ergebnisse des praktischen Teils werden im Schlussteil analysiert. Etwaaige Ausreißer werden genauer unter die Lupe genommen.</text:p>
      <text:p text:style-name="P9"/>
      <text:h text:style-name="P159" text:outline-level="2">Terminologie</text:h>
      <text:p text:style-name="P84">// <text:span text:style-name="T63">ADD TERMS AS THEY COME UP IN THE THESIS</text:span></text:p>
      <text:h text:style-name="P163" text:outline-level="3">Modell</text:h>
      <text:p text:style-name="P93">Mathematisches, bzw. statistisches Modell, welches zur Herleitung von Schlüssen aus bestehenden Daten verwendet wird.</text:p>
      <text:h text:style-name="P164" text:outline-level="3">Feature</text:h>
      <text:p text:style-name="P93">Numerische Repräsentation von Daten welche von Modellen für Vorhersagen verwendet werden kann.</text:p>
      <text:h text:style-name="P164" text:outline-level="3">Instanz</text:h>
      <text:p text:style-name="P93">Einzelner Eintrag aus einem Datensatz, <text:span text:style-name="T78">welche einem Modell entweder zum Training oder zur Vorhersage gegeben wird.</text:span></text:p>
      <text:h text:style-name="P160" text:outline-level="2"><text:bookmark-start text:name="__RefHeading___Toc3399_2912014379"/>Verwandte Arbeit<text:bookmark-end text:name="__RefHeading___Toc3399_2912014379"/></text:h>
      <text:p text:style-name="P83"><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59"><text:span text:style-name="T9">/* </text:span><text:span text:style-name="T18">comment</text:span></text:p>
      <text:h text:style-name="P156" text:outline-level="1"><text:bookmark-start text:name="__RefHeading___Toc417_3143690850"/>Hauptteil<text:bookmark-end text:name="__RefHeading___Toc417_3143690850"/></text:h>
      <text:h text:style-name="P161" text:outline-level="2"><text:bookmark-start text:name="__RefHeading___Toc1020_77539686"/>Einführung ins Machine Learning<text:bookmark-end text:name="__RefHeading___Toc1020_77539686"/></text:h>
      <text:h text:style-name="P165" text:outline-level="3">Was ist Machine Learning</text:h>
      <text:p text:style-name="P87">Machine Learning bezeichnet das Feld der Informatik, in dem es darum geht Computer aus Daten lernen zu lassen <text:span text:style-name="T68">um in weitere Folge Vorhersagen treffen zu können // CITATION Hands on p4</text:span>. <text:span text:style-name="T68">Daten sind dabei Beobachtungen aus der realen Welt, beispielsweise die Entwicklung von Aktienpreisen über einen gewissen Zeitraum. Eine Vorhersage könnte dann aussagen welche Aktien sich am besten für eine Investition eignen.</text:span></text:p>
      <text:p text:style-name="P88"/>
      <text:p text:style-name="P89"><text:span text:style-name="T71">Diese Vorhersagen können mithile eines</text:span> mathematische<text:span text:style-name="T71">n</text:span> Modell<text:span text:style-name="T71">s</text:span> <text:span text:style-name="T71">getroffen werden, welches </text:span>die Beziehung zwischen einzel<text:span text:style-name="T67">n</text:span>en Anhaltspunkten in den vorhandenen Daten <text:span text:style-name="T71">beschreibt</text:span>. Um <text:span text:style-name="T66">bei dem </text:span>Beispiel mit den Aktien <text:span text:style-name="T66">zu bleiben</text:span>, könnte es etwa eine Formel sein die <text:span text:style-name="T6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89"/>
      <text:p text:style-name="P138">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91"/>
      <text:p text:style-name="P92">Der Prozess eine <text:span text:style-name="T70">Vorhersage zu treffen</text:span> besteht daher im Groben daraus die geeignetsten Features für das geeignetste Modell zu finden. Das ist allerdings ein zweischneidiges Schwert, denn die Wahl des Modells hat ebenso <text:span text:style-name="T69">Auswirkung auf das Ergebnis wie die Wahl der Features. // CITATION Feature Engineering Chapter 1</text:span></text:p>
      <text:p text:style-name="P86"/>
      <text:h text:style-name="P170" text:outline-level="3"><text:span text:style-name="T85">Wo wird Machine Learning eingesetzt? </text:span>// <text:span text:style-name="T83">Redo this part</text:span></text:h>
      <text:p text:style-name="P94">Die Anwendungbereiche von Machine Learning sind mannigfaltig und werden grob in vier Bereiche eingeteilt: <text:span text:style-name="T72">supervised, unsupervised, semisupervised und reinforcement learning.</text:span></text:p>
      <text:p text:style-name="P95">Die Einteilung ist dabei abhängig vom <text:span text:style-name="T73">Maß an „supervision“. In dieser Arbeit kommen jedoch nur Supervised Learning Methoden zum Einsatz.</text:span></text:p>
      <text:p text:style-name="P95"/>
      <text:p text:style-name="P96"><text:soft-page-break/></text:p>
      <text:p text:style-name="P97">Beim Supervised Learning erhält ein Lernalgorithmus die Lösung zu den gegebenen Trainingsdaten und soll dann einen Zusammenhang zwischen diesen erstellen. Typische Anwendungsbereiche für diese Art von Learning sind vor allem die Klassifizierung und die Regression. So kann es zum Beispiel sein, dass ein Modell Objekte auf Bildern erkennen sollen oder aber einen Preis für ein <text:span text:style-name="T74">Auto anhand seiner Features</text:span> vorhersagen können. Um das tun zu können sind sehr viele Trainingsdaten notwendig. <text:span text:style-name="T74">Viele Klassifizeirungsmodelle können auch zur Regression verwendet werden und umgekehrt. // CITATION Hands on p8</text:span></text:p>
      <text:p text:style-name="P98"/>
      <text:p text:style-name="P98">// <text:span text:style-name="T75">Maybe add graphic or table to show a what labeled data looks like</text:span></text:p>
      <text:p text:style-name="P60"/>
      <text:h text:style-name="P167" text:outline-level="3">Was ist ein Modell // <text:span text:style-name="T84">Enhance</text:span></text:h>
      <text:p text:style-name="P139">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text:p>
      <text:p text:style-name="P109"/>
      <text:p text:style-name="P99">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77">CITATION Hands on p494</text:span></text:p>
      <text:p text:style-name="P61"/>
      <text:p text:style-name="P100">Diese Parameter werden über Lernalgorithmen bestimmt, welche versuchen diese so gut wie möglich an den Trainingsdatensatz anzupassen.<text:span text:style-name="T81"> </text:span>Da<text:span text:style-name="T76">zu wird eine Metrik benötigt um zu 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60"/>
      <text:p text:style-name="P101">Der Lernprozess kann über Hyperparameter angepasst werden. Diese beeinflussen, dass Modell nicht direkt sondern lediglich den Lernalgorithmus der das Modell erstellt. Beispielsweise bieten viele Lernalgorithmen Methoden zur Regularisierung an. <text:span text:style-name="T77">Sie regulieren etwa die Anpassung des Modells an den Trainingsdatensatz, sodass diese sich nicht zu sehr an den Trainingsdatensatz anpassen und für Vorhersagen an Testdaten unbrauchbar sind. </text:span><text:soft-page-break/><text:span text:style-name="T77">Regularisierungen unterscheiden sich jedoch von Modell zu Modell und werden deshalb in den betreffenden Abschnitten im Kapitel „Modelle“ genauer beschrieben.</text:span></text:p>
      <text:p text:style-name="P85"/>
      <text:h text:style-name="P166" text:outline-level="3">Probleme <text:span text:style-name="T79">und Lösungen </text:span>beim Machine Learning // <text:span text:style-name="T84">Redo</text:span></text:h>
      <text:p text:style-name="P102">/* REWRITE WHEN FINISHED WITH CHAPTER</text:p>
      <text:p text:style-name="P102">Das Hauptaugenmerk bei der Entwicklung von Machine Learning Lösungen liegt auf der Wahl der richtigen Daten sowie des richtigen Modells. Deshalb hängen auch die <text:span text:style-name="T79">größten Probleme im Machine Learning mit Daten, Modellen oder Lernalgorithmen zusammen. </text:span></text:p>
      <text:p text:style-name="P90">*/</text:p>
      <text:p text:style-name="P90"/>
      <text:p text:style-name="P90">// <text:span text:style-name="T79">CITATION Hands on p22</text:span></text:p>
      <text:p text:style-name="P90"/>
      <text:h text:style-name="P172" text:outline-level="4">Probleme mit Daten</text:h>
      <text:p text:style-name="P104">Die Wahl der richtigen Daten für ein gegebenes Problem ist eine integraler Bestandteil des Machine Learning. Sie ermöglichen es einem Lernalgorithmus ein passendes Modell zur Aufgabe zu erstellen. </text:p>
      <text:p text:style-name="P104"/>
      <text:p text:style-name="P104">Allerdings müssen Daten auch in ausreichender Menge vorhanden sein um ein gutes Modell erstellen zu können. <text:span text:style-name="T80">Ist dies nicht der Fall ist es schwer ein Modell zu erzeugen, welches alle Fälle einer Problemstellung abdeckt.</text:span> <text:span text:style-name="T80">Michele Bank und Eric Brill beschreiben </text:span><text:s/><text:span text:style-name="T80">zu diesem Thema etwa das verschiedene Machine Learning Algorithmen ähnlich gut funktionieren sobald eine gewisse Menge an Daten vorhanden ist. // CITATION Scaling to very very large corpora natural language disambiguation</text:span></text:p>
      <text:p text:style-name="P103"/>
      <text:p text:style-name="P140">Weitere Probleme hängen auch häufig auch zusammen, dass die vorhandenen Daten nicht repräsentativ für die Problemstellung sind. Wird ein Modell mit diesen Daten trainiert, wird es kaum in der Lage sein präzise Vorhersagen für neue Daten treffen zu können. Wenn etwa ein Tool erstellt werden soll, welches // ADD EXAMPLE // Daher ist es notwendig, dass die Trainingsdaten möglichst das gesamte Bild abdecken. </text:p>
      <text:p text:style-name="P105"/>
      <text:p text:style-name="P140">Auf der anderen Seite kann es zu einem Problem werden, wenn die verwendeten Features irrelevant für das gegebene Problem sind. Wenn beispielsweise ein Tool Aktienpreise schätzen soll, wären die Anfangsbuchstaben der Aktiengesellschaften ein irrelevantes Feature. Ein Großteil der Arbeit im Machine Learning ist mit der Wahl der richtigen Features verbunden. So können aus vorhandenen Features die Relevantesten extrahiert werden und nur mit diesen trainiert werden oder gar neue Features erstellt werden durch die Kombination verschiedener Features.</text:p>
      <text:p text:style-name="P105"/>
      <text:p text:style-name="P106">Für einen Lernalgorithmus wird es auch schwer ein gutes Modell zu trainieren, wenn die Daten fehler- oder lückenhaft sind. Wenn Instanzen nicht vollständig sind oder zu große <text:soft-page-break/>Ausreißer aufweisen, kann es besser sein sie aus dem Trainingsdatensatz zu entfernen oder fehlende Features zu ergänzen. Wenn zum Beispiel die Gebäudehöhe für ein Grundstück nicht vorhanden ist kann man diese durch den Durchschnitt der restlichen Instanzen ersetzen.</text:p>
      <text:p text:style-name="P90"/>
      <text:h text:style-name="P173" text:outline-level="4">Probleme mit Algorithmen</text:h>
      <text:p text:style-name="P107">Bei der Erstellung eines Modells kann es hauptsächlich zu zwei Problemen kommen: Der Überanpassung oder die Unteranpassung an einen Trainingsdatensatz. Je nach Komplexität des Datensatzes oder gewählten Modells kann einer der beiden Effekte auftreten.</text:p>
      <text:p text:style-name="P108"/>
      <text:p text:style-name="P110">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64">Das hat zu Folge, dass das trainierte Modell zwar präzise Vorhersagen am Trainingsdatensatz treffen kann, jedoch versagt wenn es eine Vorhersage für eine neue Instanz treffen muss. </text:span></text:p>
      <text:p text:style-name="P90"/>
      <text:p text:style-name="P111">&lt;Grafik&gt;Overfitting (// Hands on 26 or generate graph with decision tree)&lt;/Grafik&gt;</text:p>
      <text:p text:style-name="P90"/>
      <text:p text:style-name="P110">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82">den Lernalgortihmus durch Regularisierungen einzuschränken.</text:span></text:p>
      <text:p text:style-name="P110"/>
      <text:p text:style-name="P113">Dem gegenüber steht die Unteranpassung. Sie ist das genaue Gegenteil und tritt auf wenn ein zu simples Modell für einen zu komplexen Datensatz gewählt wird. Wenn ein Modell etwa <text:s/>zu wenige Parameter bietet um an ein komplexes Problem lösen zu können, wird es höchstwahrscheinlich zu einer Unteranpassung kommen.</text:p>
      <text:p text:style-name="P113"/>
      <text:p text:style-name="P113">&lt;Grafik&gt;Underfitting&lt;/Grafik&gt;</text:p>
      <text:p text:style-name="P114"/>
      <text:p text:style-name="P11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65"/>
      <text:p text:style-name="P112">* Um eine Überanpassung oder andere typische Machine Learning Probleme zu erkennen, werden Datensätze meistens über drei Sets verteilt: Ein Trainingsset, ein Validierungsset und ein Testset. So kann ein Modell am Trainingsset trainiert werden, anhand der <text:soft-page-break/>Validierungssets überprüft und mit anderen Modells verglichen werden und am Testset kann die Genauigkeit des trainierten Modells überprüft werden. <text:span text:style-name="T52">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 *</text:span></text:p>
      <text:p text:style-name="P141"/>
      <text:h text:style-name="P171" text:outline-level="3">Evaluierung eines Modells</text:h>
      <text:p text:style-name="P145">Die Evaluierung von Modellen ist einer der wichtigsten Bestandteile im Machine Learning Prozess. <text:span text:style-name="T87">Es benötigt eine systematische Vorgehensweise um herausfinden zu können welches Modell für eine gegebene Aufgabenstellung am besten geeignet ist.</text:span></text:p>
      <text:p text:style-name="P147"/>
      <text:p text:style-name="P148">Die Performance eines Modells an seinen Trainingsdaten ist kein guter Indikator dafür wie gut es mit neuen unabhängigen Daten umgehen kann. Das Modell hat schließlich seinen Entscheidungsprozess anhand dieser aufgebaut. <text:span text:style-name="T88">Daher wird die Performance sehr optimistisch ausfallen.</text:span></text:p>
      <text:p text:style-name="P146"/>
      <text:p text:style-name="P149">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143"/>
      <text:p text:style-name="P150">Die Trainngsdaten werden verwendet um ein oder mehrere Modelle zu trainieren, die Validierungsdaten dazu ein Modell zu wählen oder die Parameter zu optimieren. An den Testdaten wird schließlich die entgültige Performance gemessen. <text:span text:style-name="T89">Dabei ist zu beachten, dass die drei Teile jeweils ein unabhängiges Set bilden damit ein möglichst reales Szenario nachgestellt werden kann. </text:span>// CITATION Data Mining p 164 </text:p>
      <text:p text:style-name="P150"/>
      <text:p text:style-name="P151">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90">P</text:span>opulärste ist.</text:p>
      <text:p text:style-name="P151"/>
      <text:p text:style-name="P152">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91">sowohl zum Trainieren als auch zur Validierung verwendet wird. Ist dieser Vorgang abgeschlossen kann eine durchschnittliche Performancewertung abgegeben werden.</text:span></text:p>
      <text:p text:style-name="P152"/>
      <text:p text:style-name="P153"><text:soft-page-break/>&lt;Grafik&gt;k-fold cross validation&lt;/Grafik&gt;</text:p>
      <text:p text:style-name="P153"/>
      <text:p text:style-name="P154">Ein Nachteil besteht darin, dass nun mehrmals trainiert und getestet werden muss. Was in anbetracht größerer Datensätze eine Menge Zeit kosten kann. Es ist also sehr Rechenintensiv gute Messungen zu erhalten. // <text:span text:style-name="T91">CITATION Data Mining ch. 5.3</text:span></text:p>
      <text:p text:style-name="P142"/>
      <text:p text:style-name="P144"/>
      <text:p text:style-name="P144"><text:span text:style-name="T86">Zusammenfassend geht es also darum, dass ein Modell den Zusammenhang zwischen Input und Output in einem Trainingsdatensatz darstellen kann. Um jedoch präzise Vorraussagen für neue Instanzen treffen zu können, muss ein Modell mithilfe eines anpassbaren Lernalgorithmus trainiert werden. Ist dies geschehen, kann seine Performance der anderer Modelle gegenübergestellt werden und verglichen werden und das beste Modell für die gegebene Aufgabenstellung gewählt werden. // MAYBE KEEP THIS FOR END OF CHAPTER SUMMARY</text:span></text:p>
      <text:p text:style-name="P67"><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132">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gleich vorbereitet. Weiters soll verglichen werden wie lange es dauert die Modell zu trainiren neue Vorhersagen zu treffen.</text:span></text:p>
      <text:p text:style-name="P132"/>
      <text:h text:style-name="Heading_20_3" text:outline-level="3"><text:bookmark-start text:name="__RefHeading___Toc1096_77539686"/>Aufbereitung der Daten für Algorithmen<text:bookmark-end text:name="__RefHeading___Toc1096_77539686"/></text:h>
      <text:p text:style-name="P47">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7"/>
      <text:p text:style-name="P47">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7"/>
      <text:h text:style-name="Heading_20_3" text:outline-level="3"><text:bookmark-start text:name="__RefHeading___Toc1098_77539686"/>Training und <text:span text:style-name="T47">Evaluierung</text:span> verschiedener Modelle<text:bookmark-end text:name="__RefHeading___Toc1098_77539686"/></text:h>
      <text:p text:style-name="P48">Sobald die Daten <text:span text:style-name="T46">p</text:span>räpariert worden sind, werden die gewählten Modelle mit diesen trainiert und anschließend <text:span text:style-name="T43">wird ihre Präzision anhand des Validierungsdatensatzes beurteilt. Wird </text:span><text:soft-page-break/><text:span text:style-name="T43">auch anhand der Rechenkomplexität und der reallen Performance verglichen wie schnell die Modelle sind.</text:span></text:p>
      <text:p text:style-name="P46"/>
      <text:h text:style-name="Heading_20_3" text:outline-level="3"><text:bookmark-start text:name="__RefHeading___Toc1100_77539686"/>Metriken<text:bookmark-end text:name="__RefHeading___Toc1100_77539686"/></text:h>
      <text:p text:style-name="P17">// Hands on Machine Learning 37</text:p>
      <text:p text:style-name="P17">// Data Mining <text:span text:style-name="T39">(Chapter 5)</text:span> <text:span text:style-name="T39">194</text:span></text:p>
      <text:p text:style-name="P17">// <text:span text:style-name="T50">Maybe add something from sklearn model evaluation</text:span></text:p>
      <text:p text:style-name="P53">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3"/>
      <text:p text:style-name="P52">Die wohl am häufigsten benutzte Metrik um die Präzision eines Regressionsmodells festzustellen, ist der Mean Squared Error. <text:span text:style-name="T49">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7"/>
      <text:p text:style-name="P54">&lt;Formel&gt;Mean Squared Error&lt;/Formel&gt;</text:p>
      <text:p text:style-name="P54">&lt;Legende/&gt;</text:p>
      <text:p text:style-name="P54"/>
      <text:p text:style-name="P56">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6"/>
      <text:p text:style-name="P56">&lt;Formel&gt;Mean Absolute Error&lt;/Formel&gt;</text:p>
      <text:p text:style-name="P54"/>
      <text:p text:style-name="P55">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4"/>
      <text:h text:style-name="P169" text:outline-level="3"><text:bookmark-start text:name="__RefHeading___Toc423_3143690850"/>Datensatz<text:bookmark-end text:name="__RefHeading___Toc423_3143690850"/></text:h>
      <text:p text:style-name="P76">Der bearbeitete Datensatz besitzt die folgenden 17 Spalten. Im praktischen Part wird abgehandelt, welche Spalten verwendet werden beziehungsweise wie die Korrelationen <text:soft-page-break/>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34">Spalte</text:p>
            </table:table-cell>
            <table:table-cell table:style-name="Dataset.A1" office:value-type="string">
              <text:p text:style-name="P134">Datentyp</text:p>
            </table:table-cell>
            <table:table-cell table:style-name="Dataset.C1" office:value-type="string">
              <text:p text:style-name="P134">Beispiel</text:p>
            </table:table-cell>
          </table:table-row>
        </table:table-header-rows>
        <table:table-row>
          <table:table-cell table:style-name="Dataset.A2" office:value-type="string">
            <text:p text:style-name="P133">Id</text:p>
          </table:table-cell>
          <table:table-cell table:style-name="Dataset.A2" office:value-type="string">
            <text:p text:style-name="P133">Numerisch</text:p>
          </table:table-cell>
          <table:table-cell table:style-name="Dataset.C2" office:value-type="string">
            <text:p text:style-name="P133">7671</text:p>
          </table:table-cell>
        </table:table-row>
        <table:table-row>
          <table:table-cell table:style-name="Dataset.A2" office:value-type="string">
            <text:p text:style-name="P133">price_per_m2</text:p>
          </table:table-cell>
          <table:table-cell table:style-name="Dataset.A2" office:value-type="string">
            <text:p text:style-name="P133">Numerisch</text:p>
          </table:table-cell>
          <table:table-cell table:style-name="Dataset.C2" office:value-type="string">
            <text:p text:style-name="P133">224.351483991587</text:p>
          </table:table-cell>
        </table:table-row>
        <table:table-row>
          <table:table-cell table:style-name="Dataset.A2" office:value-type="string">
            <text:p text:style-name="P133">transaction_ym</text:p>
          </table:table-cell>
          <table:table-cell table:style-name="Dataset.A2" office:value-type="string">
            <text:p text:style-name="P133">Numerisch</text:p>
          </table:table-cell>
          <table:table-cell table:style-name="Dataset.C2" office:value-type="string">
            <text:p text:style-name="P133">2013-12</text:p>
          </table:table-cell>
        </table:table-row>
        <table:table-row>
          <table:table-cell table:style-name="Dataset.A2" office:value-type="string">
            <text:p text:style-name="P133">plot_area</text:p>
          </table:table-cell>
          <table:table-cell table:style-name="Dataset.A2" office:value-type="string">
            <text:p text:style-name="P133">Numerisch</text:p>
          </table:table-cell>
          <table:table-cell table:style-name="Dataset.C2" office:value-type="string">
            <text:p text:style-name="P133">4279</text:p>
          </table:table-cell>
        </table:table-row>
        <table:table-row>
          <table:table-cell table:style-name="Dataset.A2" office:value-type="string">
            <text:p text:style-name="P133">plot_share</text:p>
          </table:table-cell>
          <table:table-cell table:style-name="Dataset.A2" office:value-type="string">
            <text:p text:style-name="P133">Numerisch</text:p>
          </table:table-cell>
          <table:table-cell table:style-name="Dataset.C2" office:value-type="string">
            <text:p text:style-name="P133">1</text:p>
          </table:table-cell>
        </table:table-row>
        <table:table-row>
          <table:table-cell table:style-name="Dataset.A2" office:value-type="string">
            <text:p text:style-name="P133">property_type</text:p>
          </table:table-cell>
          <table:table-cell table:style-name="Dataset.A2" office:value-type="string">
            <text:p text:style-name="P133">Kategorisch</text:p>
          </table:table-cell>
          <table:table-cell table:style-name="Dataset.C2" office:value-type="string">
            <text:p text:style-name="P133">Betriebsobjekt</text:p>
          </table:table-cell>
        </table:table-row>
        <table:table-row>
          <table:table-cell table:style-name="Dataset.A2" office:value-type="string">
            <text:p text:style-name="P133">cadestral</text:p>
          </table:table-cell>
          <table:table-cell table:style-name="Dataset.A2" office:value-type="string">
            <text:p text:style-name="P133">Kategorisch</text:p>
          </table:table-cell>
          <table:table-cell table:style-name="Dataset.C2" office:value-type="string">
            <text:p text:style-name="P133">Kagran</text:p>
          </table:table-cell>
        </table:table-row>
        <table:table-row>
          <table:table-cell table:style-name="Dataset.A2" office:value-type="string">
            <text:p text:style-name="P133">district</text:p>
          </table:table-cell>
          <table:table-cell table:style-name="Dataset.A2" office:value-type="string">
            <text:p text:style-name="P133">Kategorisch</text:p>
          </table:table-cell>
          <table:table-cell table:style-name="Dataset.C2" office:value-type="string">
            <text:p text:style-name="P133">Donaustadt</text:p>
          </table:table-cell>
        </table:table-row>
        <table:table-row>
          <table:table-cell table:style-name="Dataset.A2" office:value-type="string">
            <text:p text:style-name="P133">contract_type</text:p>
          </table:table-cell>
          <table:table-cell table:style-name="Dataset.A2" office:value-type="string">
            <text:p text:style-name="P133">Kategorisch</text:p>
          </table:table-cell>
          <table:table-cell table:style-name="Dataset.C2" office:value-type="string">
            <text:p text:style-name="P133">Kaufvertrag</text:p>
          </table:table-cell>
        </table:table-row>
        <table:table-row>
          <table:table-cell table:style-name="Dataset.A2" office:value-type="string">
            <text:p text:style-name="P133">land_use</text:p>
          </table:table-cell>
          <table:table-cell table:style-name="Dataset.A2" office:value-type="string">
            <text:p text:style-name="P133">Kategorisch</text:p>
          </table:table-cell>
          <table:table-cell table:style-name="Dataset.C2" office:value-type="string">
            <text:p text:style-name="P133">GB</text:p>
          </table:table-cell>
        </table:table-row>
        <table:table-row>
          <table:table-cell table:style-name="Dataset.A2" office:value-type="string">
            <text:p text:style-name="P133">land_use_share</text:p>
          </table:table-cell>
          <table:table-cell table:style-name="Dataset.A2" office:value-type="string">
            <text:p text:style-name="P133">Numerisch</text:p>
          </table:table-cell>
          <table:table-cell table:style-name="Dataset.C2" office:value-type="string">
            <text:p text:style-name="P133">1</text:p>
          </table:table-cell>
        </table:table-row>
        <table:table-row>
          <table:table-cell table:style-name="Dataset.A2" office:value-type="string">
            <text:p text:style-name="P133">protection_zone</text:p>
          </table:table-cell>
          <table:table-cell table:style-name="Dataset.A2" office:value-type="string">
            <text:p text:style-name="P133">Kategorisch</text:p>
          </table:table-cell>
          <table:table-cell table:style-name="Dataset.C2" office:value-type="string">
            <text:p text:style-name="P133">No</text:p>
          </table:table-cell>
        </table:table-row>
        <table:table-row>
          <table:table-cell table:style-name="Dataset.A2" office:value-type="string">
            <text:p text:style-name="P133">builduing_ban</text:p>
          </table:table-cell>
          <table:table-cell table:style-name="Dataset.A2" office:value-type="string">
            <text:p text:style-name="P133">Kategorisch</text:p>
          </table:table-cell>
          <table:table-cell table:style-name="Dataset.C2" office:value-type="string">
            <text:p text:style-name="P133">No</text:p>
          </table:table-cell>
        </table:table-row>
        <table:table-row>
          <table:table-cell table:style-name="Dataset.A2" office:value-type="string">
            <text:p text:style-name="P133">building_height</text:p>
          </table:table-cell>
          <table:table-cell table:style-name="Dataset.A2" office:value-type="string">
            <text:p text:style-name="P133">Numerisch</text:p>
          </table:table-cell>
          <table:table-cell table:style-name="Dataset.C2" office:value-type="string">
            <text:p text:style-name="P133">10.5</text:p>
          </table:table-cell>
        </table:table-row>
        <table:table-row>
          <table:table-cell table:style-name="Dataset.A2" office:value-type="string">
            <text:p text:style-name="P133">building_floors</text:p>
          </table:table-cell>
          <table:table-cell table:style-name="Dataset.A2" office:value-type="string">
            <text:p text:style-name="P133">Numerisch</text:p>
          </table:table-cell>
          <table:table-cell table:style-name="Dataset.C2" office:value-type="string">
            <text:p text:style-name="P133">6</text:p>
          </table:table-cell>
        </table:table-row>
        <table:table-row>
          <table:table-cell table:style-name="Dataset.A2" office:value-type="string">
            <text:p text:style-name="P133">building_year</text:p>
          </table:table-cell>
          <table:table-cell table:style-name="Dataset.A2" office:value-type="string">
            <text:p text:style-name="P133">Numerisch</text:p>
          </table:table-cell>
          <table:table-cell table:style-name="Dataset.C2" office:value-type="string">
            <text:p text:style-name="P133">1990</text:p>
          </table:table-cell>
        </table:table-row>
        <table:table-row>
          <table:table-cell table:style-name="Dataset.A2" office:value-type="string">
            <text:p text:style-name="P133">longitude</text:p>
          </table:table-cell>
          <table:table-cell table:style-name="Dataset.A2" office:value-type="string">
            <text:p text:style-name="P133">Numerisch</text:p>
          </table:table-cell>
          <table:table-cell table:style-name="Dataset.C2" office:value-type="string">
            <text:p text:style-name="P133">16.4641634</text:p>
          </table:table-cell>
        </table:table-row>
        <table:table-row>
          <table:table-cell table:style-name="Dataset.A2" office:value-type="string">
            <text:p text:style-name="P133">latitude</text:p>
          </table:table-cell>
          <table:table-cell table:style-name="Dataset.A2" office:value-type="string">
            <text:p text:style-name="P133">Numerisch</text:p>
          </table:table-cell>
          <table:table-cell table:style-name="Dataset.C2" office:value-type="string">
            <text:p text:style-name="P133">48.259071</text:p>
          </table:table-cell>
        </table:table-row>
      </table:table>
      <text:p text:style-name="P76"># Table description and number for reference</text:p>
      <text:p text:style-name="P75"># Rest follows in prectical part</text:p>
      <text:p text:style-name="P49"># Talk with Moritz <text:span text:style-name="T59">about</text:span> exploratory analysis</text:p>
      <text:p text:style-name="P51"># Write about Train <text:span text:style-name="T51">set</text:span>, Validation <text:span text:style-name="T51">set </text:span>Split (1970-2013 / 2013-2017)</text:p>
      <text:p text:style-name="P77"># Splitting data into same equal sized subsets for every algorithm </text:p>
      <text:p text:style-name="P43"/>
      <text:h text:style-name="Heading_20_2" text:outline-level="2"><text:bookmark-start text:name="__RefHeading___Toc427_3143690850"/>Modelle<text:bookmark-end text:name="__RefHeading___Toc427_3143690850"/></text:h>
      <text:p text:style-name="P70">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8">welche auf alle Modelle zutreffen aber auch unterscheiden pro Modell</text:span>. <text:span text:style-name="T54">Sind diese abgehandelt werden die Modelle, welche im praktischen Teil zur Anwendung kommen, erläutert und ihre Besonderheiten beschrieben. Sie reichen von simplen Linearen Modellen und Abwandlungen bishin zu mächtigen Ensemble Modellen.</text:span></text:p>
      <text:p text:style-name="P70"/>
      <text:p text:style-name="P71">In der Einführung wurde erwähnt, dass ein Modell aus Parametern besteht, welche bestimmen wie eine ein zukünftige Vorhersage getroffen wird. <text:span text:style-name="T55">Im Fall eines Linearen Modells </text:span><text:soft-page-break/><text:span text:style-name="T55">wäre das zum Beispiel die Steigung der Geraden. Sie bestimmt in einem zweidimensionalen Koordinatensystem welcher Output y für einen gegegeben Input x herauskommt.</text:span></text:p>
      <text:p text:style-name="P66"/>
      <text:p text:style-name="P72">Diese Parameter werden über Lernalgorithmen bestimmt, <text:span text:style-name="T56">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2"/>
      <text:p text:style-name="P73">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7">sie</text:span> daran hindern sollen sich zu sehr an das Trainingsset anzupassen. Diese unterscheiden sich jedoch von Modell zu Modell und werden deshalb in den jeweiligen Abschnitten genauer beschrieben.</text:p>
      <text:p text:style-name="P73"/>
      <text:p text:style-name="P74">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3" text:outline-level="3"><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text:soft-page-break/></text:p>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3" text:outline-level="3"><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3" text:outline-level="3"><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text:soft-page-break/>&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3" text:outline-level="3"><text:bookmark-start text:name="__RefHeading___Toc1108_77539686"/>Decision Tree Regression<text:bookmark-end text:name="__RefHeading___Toc1108_77539686"/></text:h>
      <text:p text:style-name="P22">// <text:span text:style-name="T33">Hands on 167</text:span></text:p>
      <text:p text:style-name="P50">// <text:span text:style-name="T45">Data Mining</text:span></text:p>
      <text:p text:style-name="P36">Decission Trees sind sehr vielseitige Machine Learning Algorithmen. Man sie für eine Vielzahl von Problemen einsetzen. Da d<text:span text:style-name="T54">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3" text:outline-level="3"><text:bookmark-start text:name="__RefHeading___Toc1110_77539686"/>Random Forest Regression<text:bookmark-end text:name="__RefHeading___Toc1110_77539686"/></text:h>
      <text:p text:style-name="P22">// <text:span text:style-name="T36">Hands on 189</text:span></text:p>
      <text:p text:style-name="P22">// <text:span text:style-name="T45">Data Mining</text:span></text:p>
      <text:p text:style-name="P38"><text:soft-page-break/>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2" text:outline-level="2"><text:bookmark-start text:name="__RefHeading___Toc709_984200755"/>Technologien<text:bookmark-end text:name="__RefHeading___Toc709_984200755"/></text:h>
      <text:p text:style-name="P21">// <text:span text:style-name="T44">Wirte this at the end of the thesis // Scipy, Numpy, Sklearn</text:span></text:p>
      <text:h text:style-name="P162" text:outline-level="2"><text:bookmark-start text:name="__RefHeading___Toc429_3143690850"/>Praktischer Teil<text:bookmark-end text:name="__RefHeading___Toc429_3143690850"/></text:h>
      <text:h text:style-name="P169" text:outline-level="3"><text:bookmark-start text:name="__RefHeading___Toc431_3143690850"/>Methode<text:bookmark-end text:name="__RefHeading___Toc431_3143690850"/></text:h>
      <text:h text:style-name="P174" text:outline-level="4">Umsetzung</text:h>
      <text:h text:style-name="P174" text:outline-level="4">Ergebnis</text:h>
      <text:h text:style-name="P169" text:outline-level="3"><text:bookmark-start text:name="__RefHeading___Toc433_3143690850"/>Vergleich der Ergebnisse<text:bookmark-end text:name="__RefHeading___Toc433_3143690850"/></text:h>
      <text:h text:style-name="P169" text:outline-level="3"><text:bookmark-start text:name="__RefHeading___Toc435_3143690850"/>Analyse<text:bookmark-end text:name="__RefHeading___Toc435_3143690850"/></text:h>
      <text:h text:style-name="P157" text:outline-level="1"><text:bookmark-start text:name="__RefHeading___Toc437_3143690850"/>Schluss<text:bookmark-end text:name="__RefHeading___Toc437_3143690850"/></text:h>
      <text:p text:style-name="P118"><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003484996" text:style-name="WWNum45">
        <text:list-item>
          <text:p text:style-name="P175"><text:span text:style-name="T1">H. Balzert, Lehrbuch der Objektmodellierung - Analyse und Entwurf mit der UML 2, <text:s/>2. </text:span>Ausg., Elsevier GmbH, München 2005.</text:p>
        </text:list-item>
        <text:list-item>
          <text:p text:style-name="P175">K. W. Wagner, Performance Excellence. <text:span text:style-name="T1">Der Praxisleitfaden zum effektiven Prozessmanagement, Hanser Fachbuch, München 2007.</text:span></text:p>
        </text:list-item>
        <text:list-item>
          <text:p text:style-name="P176"/>
        </text:list-item>
      </text:list>
      <text:p text:style-name="P118"><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27"/>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Abbildung 1: Beispiel für die Beschriftung eines Buchrückens.<text:tab/>8</text:p>
          <text:p text:style-name="P126"/>
        </text:index-body>
      </text:illustration-index>
      <text:p text:style-name="P14"/>
      <text:p text:style-name="P14"/>
      <text:p text:style-name="P14"/>
      <text:p text:style-name="Anmerkungen">ANMERKUNG: Dieses Abbildungsverzeichnis generiert sich selbst.</text:p>
      <text:p text:style-name="P118"><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2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Tabelle 1: Semesterplan der Lehrveranstaltung „Angewandte Mathematik“<text:tab/>8</text:p>
          <text:p text:style-name="P126"/>
        </text:index-body>
      </text:illustration-index>
      <text:p text:style-name="P14"/>
      <text:p text:style-name="P14"/>
      <text:p text:style-name="P14"/>
      <text:p text:style-name="Anmerkungen">ANMERKUNG: Dieses Tabellenverzeichnis generiert sich selbst.</text:p>
      <text:p text:style-name="P12"/>
      <text:p text:style-name="P118"><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23">WWW</text:p>
          </table:table-cell>
          <table:table-cell table:style-name="Tabelle4.A1" office:value-type="string">
            <text:p text:style-name="P123">World Wide Web</text:p>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18"><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18"><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39</meta:editing-cycles>
    <meta:print-date>2014-08-14T12:41:00</meta:print-date>
    <meta:creation-date>2016-01-12T13:40:00</meta:creation-date>
    <dc:date>2018-09-26T17:24:00.925147902</dc:date>
    <meta:editing-duration>P20DT6H46M50S</meta:editing-duration>
    <meta:generator>LibreOffice/6.0.3.2$Linux_X86_64 LibreOffice_project/00m0$Build-2</meta:generator>
    <meta:document-statistic meta:table-count="3" meta:image-count="1" meta:object-count="0" meta:page-count="27" meta:paragraph-count="279" meta:word-count="4746" meta:character-count="33593" meta:non-whitespace-character-count="2914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